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60"/>
    <style:style style:name="ce3" style:family="table-cell" style:parent-style-name="Default" style:data-style-name="N105"/>
    <style:style style:name="ce4" style:family="table-cell" style:parent-style-name="Default" style:data-style-name="N106"/>
    <style:style style:name="ce5" style:family="table-cell" style:parent-style-name="Default">
      <style:text-properties style:font-name="Liberation Sans1" style:font-name-asian="WenQuanYi Zen Hei Sharp" style:font-name-complex="Lohit Devanagari"/>
    </style:style>
    <style:style style:name="ce6" style:family="table-cell" style:parent-style-name="Default" style:data-style-name="N3"/>
    <style:style style:name="T1" style:family="text">
      <style:text-properties style:font-name-asian="WenQuanYi Zen Hei Sharp" style:font-name-complex="Lohit Devanagari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>
            <text:p>ΦM</text:p>
          </table:table-cell>
          <table:table-cell table:style-name="ce2" office:value-type="float" office:value="8000000">
            <text:p>8,00E+006</text:p>
          </table:table-cell>
          <table:table-cell office:value-type="string">
            <text:p>Hz</text:p>
          </table:table-cell>
          <table:table-cell/>
        </table:table-row>
        <table:table-row table:style-name="ro1">
          <table:table-cell office:value-type="string">
            <text:p>Block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Note</text:p>
          </table:table-cell>
          <table:table-cell office:value-type="string">
            <text:p>Freq</text:p>
          </table:table-cell>
          <table:table-cell office:value-type="string">
            <text:p>F number</text:p>
          </table:table-cell>
          <table:table-cell table:style-name="ce5" office:value-type="string">
            <text:p><text:span text:style-name="T1">ΦM/Freq</text:span></text:p>
          </table:table-cell>
        </table:table-row>
        <table:table-row table:style-name="ro3">
          <table:table-cell office:value-type="string">
            <text:p>C#</text:p>
          </table:table-cell>
          <table:table-cell table:style-name="ce3" office:value-type="float" office:value="277.2">
            <text:p>277,2</text:p>
          </table:table-cell>
          <table:table-cell table:style-name="ce4" table:formula="of:=144*[.B5]*2^20/[.$B$1]/2^([.$B$2]-1)" office:value-type="float" office:value="653.9968512">
            <text:p>654,0</text:p>
          </table:table-cell>
          <table:table-cell table:style-name="ce6" table:formula="of:=[.$B$1]/[.B5]" office:value-type="float" office:value="28860.0288600289">
            <text:p>28.860</text:p>
          </table:table-cell>
        </table:table-row>
        <table:table-row table:style-name="ro3">
          <table:table-cell office:value-type="string">
            <text:p>D</text:p>
          </table:table-cell>
          <table:table-cell table:style-name="ce3" office:value-type="float" office:value="293.7">
            <text:p>293,7</text:p>
          </table:table-cell>
          <table:table-cell table:style-name="ce4" table:formula="of:=144*[.B6]*2^20/[.$B$1]/2^([.$B$2]-1)" office:value-type="float" office:value="692.9252352">
            <text:p>692,9</text:p>
          </table:table-cell>
          <table:table-cell table:style-name="ce6" table:formula="of:=[.$B$1]/[.B6]" office:value-type="float" office:value="27238.6789240722">
            <text:p>27.239</text:p>
          </table:table-cell>
        </table:table-row>
        <table:table-row table:style-name="ro3">
          <table:table-cell office:value-type="string">
            <text:p>D#</text:p>
          </table:table-cell>
          <table:table-cell table:style-name="ce3" office:value-type="float" office:value="311.1">
            <text:p>311,1</text:p>
          </table:table-cell>
          <table:table-cell table:style-name="ce4" table:formula="of:=144*[.B7]*2^20/[.$B$1]/2^([.$B$2]-1)" office:value-type="float" office:value="733.9769856">
            <text:p>734,0</text:p>
          </table:table-cell>
          <table:table-cell table:style-name="ce6" table:formula="of:=[.$B$1]/[.B7]" office:value-type="float" office:value="25715.2041144327">
            <text:p>25.715</text:p>
          </table:table-cell>
        </table:table-row>
        <table:table-row table:style-name="ro3">
          <table:table-cell office:value-type="string">
            <text:p>E</text:p>
          </table:table-cell>
          <table:table-cell table:style-name="ce3" office:value-type="float" office:value="329.6">
            <text:p>329,6</text:p>
          </table:table-cell>
          <table:table-cell table:style-name="ce4" table:formula="of:=144*[.B8]*2^20/[.$B$1]/2^([.$B$2]-1)" office:value-type="float" office:value="777.6239616">
            <text:p>777,6</text:p>
          </table:table-cell>
          <table:table-cell table:style-name="ce6" table:formula="of:=[.$B$1]/[.B8]" office:value-type="float" office:value="24271.8446601942">
            <text:p>24.272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3" office:value-type="float" office:value="349.2">
            <text:p>349,2</text:p>
          </table:table-cell>
          <table:table-cell table:style-name="ce4" table:formula="of:=144*[.B9]*2^20/[.$B$1]/2^([.$B$2]-1)" office:value-type="float" office:value="823.8661632">
            <text:p>823,9</text:p>
          </table:table-cell>
          <table:table-cell table:style-name="ce6" table:formula="of:=[.$B$1]/[.B9]" office:value-type="float" office:value="22909.5074455899">
            <text:p>22.910</text:p>
          </table:table-cell>
        </table:table-row>
        <table:table-row table:style-name="ro3">
          <table:table-cell office:value-type="string">
            <text:p>F#</text:p>
          </table:table-cell>
          <table:table-cell table:style-name="ce3" office:value-type="float" office:value="370">
            <text:p>370,0</text:p>
          </table:table-cell>
          <table:table-cell table:style-name="ce4" table:formula="of:=144*[.B10]*2^20/[.$B$1]/2^([.$B$2]-1)" office:value-type="float" office:value="872.93952">
            <text:p>872,9</text:p>
          </table:table-cell>
          <table:table-cell table:style-name="ce6" table:formula="of:=[.$B$1]/[.B10]" office:value-type="float" office:value="21621.6216216216">
            <text:p>21.622</text:p>
          </table:table-cell>
        </table:table-row>
        <table:table-row table:style-name="ro3">
          <table:table-cell office:value-type="string">
            <text:p>G</text:p>
          </table:table-cell>
          <table:table-cell table:style-name="ce3" office:value-type="float" office:value="392">
            <text:p>392,0</text:p>
          </table:table-cell>
          <table:table-cell table:style-name="ce4" table:formula="of:=144*[.B11]*2^20/[.$B$1]/2^([.$B$2]-1)" office:value-type="float" office:value="924.844032">
            <text:p>924,8</text:p>
          </table:table-cell>
          <table:table-cell table:style-name="ce6" table:formula="of:=[.$B$1]/[.B11]" office:value-type="float" office:value="20408.1632653061">
            <text:p>20.408</text:p>
          </table:table-cell>
        </table:table-row>
        <table:table-row table:style-name="ro3">
          <table:table-cell office:value-type="string">
            <text:p>G#</text:p>
          </table:table-cell>
          <table:table-cell table:style-name="ce3" office:value-type="float" office:value="415.3">
            <text:p>415,3</text:p>
          </table:table-cell>
          <table:table-cell table:style-name="ce4" table:formula="of:=144*[.B12]*2^20/[.$B$1]/2^([.$B$2]-1)" office:value-type="float" office:value="979.8156288">
            <text:p>979,8</text:p>
          </table:table-cell>
          <table:table-cell table:style-name="ce6" table:formula="of:=[.$B$1]/[.B12]" office:value-type="float" office:value="19263.1832410306">
            <text:p>19.263</text:p>
          </table:table-cell>
        </table:table-row>
        <table:table-row table:style-name="ro3">
          <table:table-cell office:value-type="string">
            <text:p>A</text:p>
          </table:table-cell>
          <table:table-cell table:style-name="ce3" office:value-type="float" office:value="440">
            <text:p>440,0</text:p>
          </table:table-cell>
          <table:table-cell table:style-name="ce4" table:formula="of:=144*[.B13]*2^20/[.$B$1]/2^([.$B$2]-1)" office:value-type="float" office:value="1038.09024">
            <text:p>1.038,1</text:p>
          </table:table-cell>
          <table:table-cell table:style-name="ce6" table:formula="of:=[.$B$1]/[.B13]" office:value-type="float" office:value="18181.8181818182">
            <text:p>18.182</text:p>
          </table:table-cell>
        </table:table-row>
        <table:table-row table:style-name="ro3">
          <table:table-cell office:value-type="string">
            <text:p>A#</text:p>
          </table:table-cell>
          <table:table-cell table:style-name="ce3" office:value-type="float" office:value="466.2">
            <text:p>466,2</text:p>
          </table:table-cell>
          <table:table-cell table:style-name="ce4" table:formula="of:=144*[.B14]*2^20/[.$B$1]/2^([.$B$2]-1)" office:value-type="float" office:value="1099.9037952">
            <text:p>1.099,9</text:p>
          </table:table-cell>
          <table:table-cell table:style-name="ce6" table:formula="of:=[.$B$1]/[.B14]" office:value-type="float" office:value="17160.0171600172">
            <text:p>17.160</text:p>
          </table:table-cell>
        </table:table-row>
        <table:table-row table:style-name="ro3">
          <table:table-cell office:value-type="string">
            <text:p>B</text:p>
          </table:table-cell>
          <table:table-cell table:style-name="ce3" office:value-type="float" office:value="493.9">
            <text:p>493,9</text:p>
          </table:table-cell>
          <table:table-cell table:style-name="ce4" table:formula="of:=144*[.B15]*2^20/[.$B$1]/2^([.$B$2]-1)" office:value-type="float" office:value="1165.2562944">
            <text:p>1.165,3</text:p>
          </table:table-cell>
          <table:table-cell table:style-name="ce6" table:formula="of:=[.$B$1]/[.B15]" office:value-type="float" office:value="16197.6108523993">
            <text:p>16.198</text:p>
          </table:table-cell>
        </table:table-row>
        <table:table-row table:style-name="ro3">
          <table:table-cell office:value-type="string">
            <text:p>C</text:p>
          </table:table-cell>
          <table:table-cell table:style-name="ce3" office:value-type="float" office:value="523.3">
            <text:p>523,3</text:p>
          </table:table-cell>
          <table:table-cell table:style-name="ce4" table:formula="of:=144*[.B16]*2^20/[.$B$1]/2^([.$B$2]-1)" office:value-type="float" office:value="1234.6195968">
            <text:p>1.234,6</text:p>
          </table:table-cell>
          <table:table-cell table:style-name="ce6" table:formula="of:=[.$B$1]/[.B16]" office:value-type="float" office:value="15287.5979361743">
            <text:p>15.288</text:p>
          </table:table-cell>
        </table:table-row>
        <table:table-row table:style-name="ro3">
          <table:table-cell office:value-type="string">
            <text:p>C 8</text:p>
          </table:table-cell>
          <table:table-cell table:formula="of:=[.B16]*2*2*2*2" office:value-type="float" office:value="8372.8">
            <text:p>8372,8</text:p>
          </table:table-cell>
          <table:table-cell/>
          <table:table-cell table:style-name="ce6" table:formula="of:=[.$B$1]/[.B17]" office:value-type="float" office:value="955.474871010892">
            <text:p>955</text:p>
          </table:table-cell>
        </table:table-row>
        <table:table-row table:style-name="ro4">
          <table:table-cell office:value-type="string">
            <text:p>C 8 x 15</text:p>
          </table:table-cell>
          <table:table-cell table:formula="of:=[.B17]*15" office:value-type="float" office:value="125592">
            <text:p>125592</text:p>
          </table:table-cell>
          <table:table-cell/>
          <table:table-cell table:style-name="ce6" table:formula="of:=[.$B$1]/[.B18]" office:value-type="float" office:value="63.6983247340595">
            <text:p>64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string">
            <text:p>Max block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Max Multiple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Max F</text:p>
          </table:table-cell>
          <table:table-cell table:formula="of:=2^11" office:value-type="float" office:value="2048">
            <text:p>2048</text:p>
          </table:table-cell>
          <table:table-cell table:number-columns-repeated="2"/>
        </table:table-row>
        <table:table-row table:style-name="ro3">
          <table:table-cell office:value-type="string">
            <text:p>Total</text:p>
          </table:table-cell>
          <table:table-cell table:formula="of:=[.B21]*[.B22]*[.B23]" office:value-type="float" office:value="184320">
            <text:p>18432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ΦM/Total</text:p>
          </table:table-cell>
          <table:table-cell table:style-name="ce3" table:formula="of:=[.$B$1]/[.B24]" office:value-type="float" office:value="43.4027777777778">
            <text:p>43,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B27]*[.C27]" office:value-type="float" office:value="150">
            <text:p>15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/>
          <table:table-cell table:formula="of:=8000000/144/2^(19+7)" office:value-type="float" office:value="0.000827842288547092">
            <text:p>0,0008278423</text:p>
          </table:table-cell>
          <table:table-cell table:number-columns-repeated="2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5">
      <number:number number:decimal-places="1" number:min-integer-digits="1"/>
    </number:number-style>
    <number:number-style style:name="N106">
      <number:number number:decimal-places="1" number:min-integer-digits="1" number:grouping="true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Tejada Gómez</meta:initial-creator>
    <meta:creation-date>2013-05-15T21:20:03</meta:creation-date>
    <dc:date>2013-05-15T22:30:07</dc:date>
    <dc:creator>José Tejada Gómez</dc:creator>
    <meta:editing-duration>PT9M42S</meta:editing-duration>
    <meta:editing-cycles>1</meta:editing-cycles>
    <meta:document-statistic meta:table-count="3" meta:cell-count="77" meta:object-count="0"/>
    <meta:generator>LibreOffice/3.5$Linux_X86_64 LibreOffice_project/350m1$Build-2</meta:generator>
  </office:meta>
</office:document-meta>
</file>